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ato" svg:font-family="Lato" style:font-pitch="variable"/>
    <style:font-face style:name="Montserrat" svg:font-family="Montserrat"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897cm" table:align="margins"/>
    </style:style>
    <style:style style:name="Table1.A" style:family="table-column">
      <style:table-column-properties style:column-width="6.299cm" style:rel-column-width="21845*"/>
    </style:style>
    <style:style style:name="Table1.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1.C1" style:family="table-cell">
      <style:table-cell-properties fo:background-color="#9999f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au1" style:family="table">
      <style:table-properties style:width="18.897cm" table:align="margins"/>
    </style:style>
    <style:style style:name="Tableau1.A" style:family="table-column">
      <style:table-column-properties style:column-width="6.299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Monospace" fo:font-size="10pt" fo:font-weight="normal" officeooo:rsid="0017bf77" fo:background-color="#e8f2fe" style:font-size-asian="10pt" style:font-weight-asian="normal" style:font-weight-complex="normal"/>
    </style:style>
    <style:style style:name="P2" style:family="paragraph" style:parent-style-name="Standard">
      <style:text-properties fo:color="#000000" style:font-name="Lato" fo:font-size="10pt" fo:font-weight="normal" officeooo:rsid="00240992" officeooo:paragraph-rsid="0031ac95" fo:background-color="#e8f2fe" style:font-size-asian="10pt" style:font-weight-asian="normal" style:font-weight-complex="normal"/>
    </style:style>
    <style:style style:name="P3" style:family="paragraph" style:parent-style-name="Text_20_body">
      <style:text-properties fo:color="#000000" style:font-name="Lato" fo:font-size="10pt" fo:font-weight="normal" officeooo:rsid="00240992" officeooo:paragraph-rsid="00240992" fo:background-color="#e8f2fe" style:font-size-asian="10pt" style:font-weight-asian="normal" style:font-weight-complex="normal"/>
    </style:style>
    <style:style style:name="P4" style:family="paragraph" style:parent-style-name="Text_20_body">
      <style:text-properties style:font-name="Lato"/>
    </style:style>
    <style:style style:name="P5"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6" style:family="paragraph" style:parent-style-name="Text_20_body">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7"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Lato" fo:font-size="10pt" fo:font-style="normal" style:text-underline-style="none" fo:font-weight="bold" style:text-blinking="false" fo:background-color="transparent"/>
    </style:style>
    <style:style style:name="P8" style:family="paragraph" style:parent-style-name="Text_20_body">
      <style:paragraph-properties fo:margin-top="0.423cm" fo:margin-bottom="0cm" loext:contextual-spacing="false" fo:line-height="120%" fo:text-align="justify" style:justify-single-word="false" style:writing-mode="lr-tb"/>
      <style:text-properties style:font-name="Lato" fo:font-weight="normal"/>
    </style:style>
    <style:style style:name="P9" style:family="paragraph" style:parent-style-name="Table_20_Contents">
      <style:paragraph-properties fo:text-align="center" style:justify-single-word="false"/>
      <style:text-properties style:font-name="Lato" fo:font-size="12pt" style:font-size-asian="12pt" style:font-size-complex="12pt"/>
    </style:style>
    <style:style style:name="P10" style:family="paragraph" style:parent-style-name="Table_20_Contents">
      <style:paragraph-properties fo:text-align="center" style:justify-single-word="false"/>
      <style:text-properties style:font-name="Lato" fo:font-size="12pt" officeooo:paragraph-rsid="0031ac95" style:font-size-asian="12pt" style:font-size-complex="12pt"/>
    </style:style>
    <style:style style:name="P11" style:family="paragraph" style:parent-style-name="Table_20_Contents">
      <style:paragraph-properties fo:text-align="center" style:justify-single-word="false"/>
      <style:text-properties style:font-name="Lato" fo:font-size="12pt" officeooo:paragraph-rsid="00338761" style:font-size-asian="12pt" style:font-size-complex="12pt"/>
    </style:style>
    <style:style style:name="P12" style:family="paragraph" style:parent-style-name="Table_20_Contents">
      <style:paragraph-properties fo:text-align="center" style:justify-single-word="false"/>
      <style:text-properties style:font-name="Lato" fo:font-size="12pt" officeooo:rsid="00338761" officeooo:paragraph-rsid="00338761" style:font-size-asian="12pt" style:font-size-complex="12pt"/>
    </style:style>
    <style:style style:name="P13" style:family="paragraph" style:parent-style-name="Table_20_Contents">
      <style:text-properties style:font-name="Lato" fo:font-size="10pt" style:font-size-asian="10pt" style:font-size-complex="10pt"/>
    </style:style>
    <style:style style:name="P14" style:family="paragraph" style:parent-style-name="Table_20_Contents">
      <style:paragraph-properties fo:text-align="center" style:justify-single-word="false"/>
      <style:text-properties style:font-name="Lato" fo:font-size="10pt" officeooo:paragraph-rsid="00276bbc" style:font-size-asian="10pt" style:font-size-complex="10pt"/>
    </style:style>
    <style:style style:name="P15" style:family="paragraph" style:parent-style-name="Table_20_Contents">
      <style:paragraph-properties fo:text-align="center" style:justify-single-word="false"/>
      <style:text-properties style:font-name="Lato" fo:font-size="10pt" officeooo:rsid="00276bbc" officeooo:paragraph-rsid="00276bbc" style:font-size-asian="10pt" style:font-size-complex="10pt"/>
    </style:style>
    <style:style style:name="P16" style:family="paragraph" style:parent-style-name="Table_20_Contents">
      <style:paragraph-properties fo:text-align="center" style:justify-single-word="false"/>
      <style:text-properties style:font-name="Lato" fo:font-size="10pt" officeooo:rsid="00276bbc" officeooo:paragraph-rsid="0031ac95" style:font-size-asian="10pt" style:font-size-complex="10pt"/>
    </style:style>
    <style:style style:name="P17" style:family="paragraph" style:parent-style-name="Table_20_Contents">
      <style:paragraph-properties fo:text-align="center" style:justify-single-word="false"/>
      <style:text-properties style:font-name="Lato" fo:font-size="10pt" officeooo:paragraph-rsid="00338761"/>
    </style:style>
    <style:style style:name="P18" style:family="paragraph" style:parent-style-name="Table_20_Heading">
      <style:paragraph-properties fo:text-align="center" style:justify-single-word="false"/>
      <style:text-properties style:font-name="Lato" fo:font-size="12pt" officeooo:rsid="00276bbc" officeooo:paragraph-rsid="00276bbc" style:font-size-asian="12pt" style:font-size-complex="12pt"/>
    </style:style>
    <style:style style:name="P19" style:family="paragraph" style:parent-style-name="Text_20_body">
      <style:text-properties fo:font-variant="normal" fo:text-transform="none" fo:color="#000000" style:text-line-through-style="none" style:text-line-through-type="none" style:font-name="Lato" fo:font-size="10pt" fo:font-style="normal" style:text-underline-style="none" fo:font-weight="bold" officeooo:rsid="0017bf77" style:text-blinking="false" fo:background-color="transparent" style:font-size-asian="10pt" style:font-weight-asian="normal" style:font-weight-complex="normal"/>
    </style:style>
    <style:style style:name="P20" style:family="paragraph" style:parent-style-name="Text_20_body">
      <style:text-properties fo:font-variant="normal" fo:text-transform="none" fo:color="#000000" style:text-line-through-style="none" style:text-line-through-type="none" style:font-name="Lato" fo:font-size="10pt" fo:font-style="normal" style:text-underline-style="none" fo:font-weight="bold" officeooo:rsid="00240992" officeooo:paragraph-rsid="00240992" style:text-blinking="false" fo:background-color="transparent" style:font-size-asian="10pt" style:font-weight-asian="normal" style:font-weight-complex="normal"/>
    </style:style>
    <style:style style:name="P21"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22" style:family="paragraph" style:parent-style-name="Text_20_body" style:list-style-name="List_20_1">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23" style:family="paragraph" style:parent-style-name="Text_20_body">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fo:font-size="10pt" fo:font-style="normal" style:text-underline-style="none" fo:font-weight="normal" officeooo:paragraph-rsid="0049bccc" style:text-blinking="false" fo:background-color="transparent"/>
    </style:style>
    <style:style style:name="P24" style:family="paragraph" style:parent-style-name="Text_20_body">
      <style:paragraph-properties fo:margin-top="0.423cm" fo:margin-bottom="0cm" loext:contextual-spacing="false" fo:line-height="120%" fo:text-align="justify" style:justify-single-word="false" style:writing-mode="lr-tb"/>
      <style:text-properties style:font-name="Lato" fo:font-size="10pt" fo:font-weight="normal" style:font-size-asian="10pt" style:font-size-complex="10pt"/>
    </style:style>
    <style:style style:name="P25" style:family="paragraph" style:parent-style-name="Text_20_body">
      <style:paragraph-properties fo:margin-top="0.423cm" fo:margin-bottom="0cm" loext:contextual-spacing="false" fo:line-height="120%" fo:text-align="justify" style:justify-single-word="false" style:writing-mode="lr-tb"/>
      <style:text-properties style:font-name="Lato" fo:font-weight="normal" officeooo:paragraph-rsid="00368213"/>
    </style:style>
    <style:style style:name="P26" style:family="paragraph" style:parent-style-name="Text_20_body">
      <style:paragraph-properties fo:margin-top="0.423cm" fo:margin-bottom="0cm" loext:contextual-spacing="false" fo:line-height="120%" fo:text-align="justify" style:justify-single-word="false" style:writing-mode="lr-tb"/>
      <style:text-properties style:font-name="Lato" fo:font-weight="normal" officeooo:paragraph-rsid="00540fa2"/>
    </style:style>
    <style:style style:name="P27" style:family="paragraph" style:parent-style-name="Standard">
      <style:text-properties fo:font-variant="normal" fo:text-transform="none" fo:color="#000000" style:text-line-through-style="none" style:text-line-through-type="none" style:font-name="Lato" fo:font-size="10pt" fo:font-style="normal" style:text-underline-style="none" fo:font-weight="bold" officeooo:rsid="0017bf77" style:text-blinking="false" fo:background-color="transparent" style:font-size-asian="10pt" style:font-weight-asian="normal" style:font-weight-complex="normal"/>
    </style:style>
    <style:style style:name="P28" style:family="paragraph">
      <style:paragraph-properties fo:text-align="center"/>
    </style:style>
    <style:style style:name="P29" style:family="paragraph">
      <loext:graphic-properties draw:fill-color="#3465a4"/>
      <style:paragraph-properties fo:text-align="center"/>
      <style:text-properties fo:color="#ffffff" style:font-name="Montserrat" fo:font-size="14pt" fo:font-weight="bold" style:font-size-asian="14pt" style:font-weight-asian="bold" style:font-size-complex="14pt" style:font-weight-complex="bold"/>
    </style:style>
    <style:style style:name="T1" style:family="text">
      <style:text-properties officeooo:rsid="00276bbc"/>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fo:font-size="10pt" fo:font-style="normal" style:text-underline-style="none" officeooo:rsid="0034de3f" style:text-blinking="false" fo:background-color="transparent" loext:char-shading-value="0"/>
    </style:style>
    <style:style style:name="T5" style:family="text">
      <style:text-properties fo:font-variant="normal" fo:text-transform="none" fo:color="#000000" style:text-line-through-style="none" style:text-line-through-type="none" fo:font-size="10pt" fo:font-style="normal" style:text-underline-style="none" officeooo:rsid="00377422" style:text-blinking="false" fo:background-color="transparent" loext:char-shading-value="0"/>
    </style:style>
    <style:style style:name="T6"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font-size-asian="10pt" style:font-size-complex="10pt"/>
    </style:style>
    <style:style style:name="T7" style:family="text">
      <style:text-properties fo:font-variant="normal" fo:text-transform="none" fo:color="#000000" style:text-line-through-style="none" style:text-line-through-type="none" fo:font-size="10pt" fo:font-style="normal" style:text-underline-style="none" officeooo:rsid="003aadfd" style:text-blinking="false" fo:background-color="transparent" loext:char-shading-value="0"/>
    </style:style>
    <style:style style:name="T8" style:family="text">
      <style:text-properties fo:font-variant="normal" fo:text-transform="none" fo:color="#000000" style:text-line-through-style="none" style:text-line-through-type="none" fo:font-size="10pt" fo:font-style="normal" style:text-underline-style="none" officeooo:rsid="003d95e4" style:text-blinking="false" fo:background-color="transparent" loext:char-shading-value="0"/>
    </style:style>
    <style:style style:name="T9" style:family="text">
      <style:text-properties fo:font-variant="normal" fo:text-transform="none" fo:color="#000000" style:text-line-through-style="none" style:text-line-through-type="none" fo:font-size="10pt" fo:font-style="normal" style:text-underline-style="none" officeooo:rsid="004498e9" style:text-blinking="false" fo:background-color="transparent" loext:char-shading-value="0"/>
    </style:style>
    <style:style style:name="T10" style:family="text">
      <style:text-properties fo:font-variant="normal" fo:text-transform="none" fo:color="#000000" style:text-line-through-style="none" style:text-line-through-type="none" fo:font-size="10pt" fo:font-style="normal" style:text-underline-style="none" officeooo:rsid="00470dc8" style:text-blinking="false" fo:background-color="transparent" loext:char-shading-value="0"/>
    </style:style>
    <style:style style:name="T11" style:family="text">
      <style:text-properties fo:font-variant="normal" fo:text-transform="none" fo:color="#000000" style:text-line-through-style="none" style:text-line-through-type="none" fo:font-size="10pt" fo:font-style="normal" style:text-underline-style="none" officeooo:rsid="00540fa2" style:text-blinking="false" fo:background-color="transparent" loext:char-shading-value="0"/>
    </style:style>
    <style:style style:name="T12" style:family="text">
      <style:text-properties fo:font-variant="normal" fo:text-transform="none" fo:color="#000000" style:text-line-through-style="none" style:text-line-through-type="none" fo:font-size="10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14"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0pt" fo:font-style="normal" style:text-underline-style="none" officeooo:rsid="0034de3f"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0pt" fo:font-style="normal" style:text-underline-style="none" officeooo:rsid="0043f9c5"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0pt" fo:font-style="normal" style:text-underline-style="none" officeooo:rsid="00470dc8"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0pt" fo:font-style="normal" style:text-underline-style="none" officeooo:rsid="004e10cc"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0pt" fo:font-style="normal" style:text-underline-style="none" officeooo:rsid="004e6301"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0pt" fo:font-style="normal" style:text-underline-style="none" officeooo:rsid="005795cb"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0pt" fo:font-style="normal" style:text-underline-style="none" officeooo:rsid="0058e6ab"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4" style:family="text">
      <style:text-properties fo:font-variant="normal" fo:text-transform="none" fo:color="#000000" fo:letter-spacing="normal" fo:font-style="normal" fo:font-weight="normal" officeooo:rsid="00276bbc" style:font-size-asian="10pt" style:font-size-complex="10pt"/>
    </style:style>
    <style:style style:name="T25"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26" style:family="text">
      <style:text-properties fo:font-variant="normal" fo:text-transform="none" style:text-line-through-style="none" style:text-line-through-type="none" fo:font-style="normal" style:text-underline-style="none" fo:font-weight="bold" officeooo:rsid="00470dc8" style:text-blinking="false" fo:background-color="transparent" loext:char-shading-value="0"/>
    </style:style>
    <style:style style:name="T27"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28" style:family="text">
      <style:text-properties fo:font-variant="normal" fo:text-transform="none" style:text-line-through-style="none" style:text-line-through-type="none" fo:font-style="normal" style:text-underline-style="none" officeooo:rsid="003ffae8" style:text-blinking="false" fo:background-color="transparent" loext:char-shading-value="0"/>
    </style:style>
    <style:style style:name="T29" style:family="text">
      <style:text-properties officeooo:rsid="00338761" style:font-size-asian="10pt" style:font-size-complex="10pt"/>
    </style:style>
    <style:style style:name="T30" style:family="text">
      <style:text-properties officeooo:rsid="0034e680"/>
    </style:style>
    <style:style style:name="T31" style:family="text">
      <style:text-properties officeooo:rsid="00377422"/>
    </style:style>
    <style:style style:name="T32" style:family="text">
      <style:text-properties officeooo:rsid="003bd715"/>
    </style:style>
    <style:style style:name="T33" style:family="text">
      <style:text-properties officeooo:rsid="003d95e4"/>
    </style:style>
    <style:style style:name="T34" style:family="text">
      <style:text-properties officeooo:rsid="003e6603"/>
    </style:style>
    <style:style style:name="T35" style:family="text">
      <style:text-properties officeooo:rsid="00419f3a"/>
    </style:style>
    <style:style style:name="T36" style:family="text">
      <style:text-properties officeooo:rsid="0042c292"/>
    </style:style>
    <style:style style:name="T37" style:family="text">
      <style:text-properties officeooo:rsid="00470dc8"/>
    </style:style>
    <style:style style:name="T38" style:family="text">
      <style:text-properties officeooo:rsid="0048d7a0"/>
    </style:style>
    <style:style style:name="T39" style:family="text">
      <style:text-properties officeooo:rsid="0049bccc"/>
    </style:style>
    <style:style style:name="T40" style:family="text">
      <style:text-properties officeooo:rsid="004c3e38"/>
    </style:style>
    <style:style style:name="T41" style:family="text">
      <style:text-properties officeooo:rsid="0050232c"/>
    </style:style>
    <style:style style:name="T42" style:family="text">
      <style:text-properties officeooo:rsid="0050fb31"/>
    </style:style>
    <style:style style:name="T43" style:family="text">
      <style:text-properties officeooo:rsid="005254a6"/>
    </style:style>
    <style:style style:name="T44" style:family="text">
      <style:text-properties officeooo:rsid="00540fa2"/>
    </style:style>
    <style:style style:name="T45" style:family="text">
      <style:text-properties officeooo:rsid="0054c774"/>
    </style:style>
    <style:style style:name="T46" style:family="text">
      <style:text-properties officeooo:rsid="00550f18"/>
    </style:style>
    <style:style style:name="T47" style:family="text">
      <style:text-properties officeooo:rsid="0056ea81"/>
    </style:style>
    <style:style style:name="T48" style:family="text">
      <style:text-properties officeooo:rsid="005a6b0e"/>
    </style:style>
    <style:style style:name="T49" style:family="text">
      <style:text-properties officeooo:rsid="005b4d80"/>
    </style:style>
    <style:style style:name="T50" style:family="text">
      <style:text-properties fo:color="#ffffff" style:font-name="Montserrat" fo:font-size="14pt" fo:font-weight="bold" style:font-size-asian="14pt" style:font-weight-asian="bold" style:font-size-complex="14pt" style:font-weight-complex="bold"/>
    </style:style>
    <style:style style:name="gr1" style:family="graphic">
      <style:graphic-properties draw:stroke="none" draw:fill-color="#3465a4" draw:textarea-horizontal-align="justify" draw:textarea-vertical-align="middle" draw:auto-grow-height="false" fo:min-height="1.362cm" fo:min-width="18.8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0" draw:name="Forme5" draw:style-name="gr1" draw:text-style-name="P29" svg:width="18.947cm" svg:height="1.507cm" svg:x="-0.007cm" svg:y="0.016cm"><text:p text:style-name="P28"><text:span text:style-name="T50">Tableau descriptif</text:span></text:p><text:p text:style-name="P28"><text:span text:style-name="T50">Cas BNC – impôts sur le revenu – Comptabilité de trésoreri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1"/>
      <text:p text:style-name="P27"/>
      <text:p text:style-name="P19"><text:bookmark text:name="docs-internal-guid-4daa0732-7fff-ab5e-6285-dbd24251d8f4"/>Explication du principe de validation utilisée dans la Comptabilité</text:p>
      <text:p text:style-name="P6">Le<text:span text:style-name="T37">s</text:span> logiciel<text:span text:style-name="T37">s</text:span> Ekylibre utilise<text:span text:style-name="T37">nt</text:span> un principe de saisie des écritures en mode « <text:span text:style-name="T44">b</text:span>rouillard ». Ces écritures sont modifiables, voire supprimables tant qu'elle<text:span text:style-name="T38">s</text:span> ne sont pas validées.</text:p>
      <text:p text:style-name="P6">La procédure de validation des écritures (par <text:span text:style-name="T35">c</text:span>lôture et validation périodique des écritures et des journaux) permet de figer les écritures telles qu’elles sont au moment de la validation.</text:p>
      <text:p text:style-name="P23">La numérotation interne des écritures comptables est attribuée dès l<text:span text:style-name="T39">eur</text:span> saisie ou <text:span text:style-name="T39">par </text:span>l<text:span text:style-name="T39">eur</text:span> génération automatique en mode « <text:span text:style-name="T44">b</text:span>rouillard », et respecte l'ordre dans lequel <text:span text:style-name="T39">elles ont été</text:span> saisies ou générées.</text:p>
      <text:p text:style-name="P6">Lors de la suppression d’une écriture, aucune numérotation n’est effectuée. Lors de la validation d’<text:span text:style-name="T31">u</text:span>n journal, des trous pourront alors être constatés dans la numérotation interne des écritures. Ceux-ci sont dus à l'étape de constitution des écritures pendant laquelle des erreurs de saisie ou de génération automatique sont possibles.</text:p>
      <text:p text:style-name="P6">De même, cette numérotation est unique pour tout le dossier comptable. Elle n’est pas remise à 0 en début d’exercice. De ce fait, un numéro, antérieur au dernier numéro de l'exercice, peut se retrouver sur l'exercice suivant, si l'opérateur commence à saisir des écritures d<text:span text:style-name="T40">ans un</text:span> nouvel exercice avant les dernières écritures de l'exercice en cours (ce cas <text:span text:style-name="T47">de figure </text:span>se <text:span text:style-name="T47">présente</text:span> fréquemment, à cause des écritures de clôture d'exercice saisies au moment de la constitution du bilan, <text:span text:style-name="T46">ou suite à des</text:span> <text:span text:style-name="T45">saisies réalisées </text:span>plusieurs mois après la fin de l’exercice).</text:p>
      <text:p text:style-name="P24"><text:span text:style-name="T22">Une fois validées, les écritures ne sont plus modifiables. Pour garantir qu'aucune altération de ces écritures n’a lieu après cette étape, une numérotation continue est affectée à chaque pièce comptable lors de leur validation. Cette numérotation est reprise dans le champ </text:span><text:span text:style-name="T23">EcritureNum</text:span><text:span text:style-name="T2"> </text:span><text:span text:style-name="T22">du Fichier des Écritures Comptables (FEC).</text:span></text:p>
      <text:p text:style-name="P25"><text:span text:style-name="T4">Ekylibre ne permet pas d’enregistrer des écritures non équilibrée</text:span><text:span text:style-name="T5">s,</text:span><text:span text:style-name="T4"> ni des taux de taxes non validés, cependant, </text:span><text:span text:style-name="T10">i</text:span><text:span text:style-name="T14">l est possible de </text:span><text:span text:style-name="T18">constater</text:span><text:span text:style-name="T14"> des écarts</text:span><text:span text:style-name="T15"> entre des lignes</text:span><text:span text:style-name="T14"> lorsqu’</text:span><text:span text:style-name="T15">un utilisateur</text:span><text:span text:style-name="T14"> procède à </text:span><text:span text:style-name="T21">l’</text:span><text:span text:style-name="T14">import de données provenant </text:span><text:span text:style-name="T15">d’</text:span><text:span text:style-name="T16">un</text:span><text:span text:style-name="T14"> logiciel </text:span><text:span text:style-name="T17">tiers </text:span><text:span text:style-name="T15">de gestion commerciale, sans passer par les interfaces de saisie de ventes et d’achats. Quoi qu'il en soit</text:span><text:span text:style-name="T14">, une traçabilité est mise en place lors de l’import </text:span><text:span text:style-name="T15">(utilisateur, référence externe des écritures).</text:span></text:p>
      <text:p text:style-name="P7">Explication des <text:span text:style-name="T36">r</text:span>eports à nouveaux</text:p>
      <text:p text:style-name="P6">Dans Ekylibre, la pièce de report à nouveaux est générée automatiquement lors de la procédure de clôture de l'exercice, ou bien <text:span text:style-name="T49">transmise</text:span> <text:span text:style-name="T48">et intégrée suite à</text:span> un échange comptable.</text:p>
      <text:p text:style-name="P6">Cette procédure est généralement lancée par l’utilisateur après le dépôt de ses comptes, qui a lieu plusieurs mois après la date de fin de l'exercice concerné. Il peut également récupér<text:span text:style-name="T31">er</text:span> ces écritures auprès de son comptable.</text:p>
      <text:p text:style-name="P6">La pièce de <text:span text:style-name="T35">r</text:span>eport à nouveaux générée est numérotée à ce moment-là. Si l'opérateur a déjà commencé la saisie d'écritures sur le nouvel exercice (ce qui est fréquent), la pièce de report à nouveaux <text:span text:style-name="T41">ne possède</text:span> pas le premier numéro de l’exercice.</text:p>
      <text:p text:style-name="P4"><text:line-break/><text:bookmark text:name="docs-internal-guid-1c02c48c-7fff-6f5b-2f8d-8616e748b56e"/><text:span text:style-name="T12">Détails des champs du Fichier des Écritures Comptables (FEC)</text:span></text:p>
      <text:p text:style-name="P5">Format TXT - Encodage UTF-8 , <text:span text:style-name="T36">c</text:span>aractère séparateur de zones : <text:span text:style-name="T30">|</text:span></text:p>
      <text:p text:style-name="P5">Format XML – Encodage UTF-8</text:p>
      <table:table table:name="Table1" table:style-name="Table1">
        <table:table-column table:style-name="Table1.A" table:number-columns-repeated="3"/>
        <table:table-header-rows>
          <text:soft-page-break/>
          <table:table-row>
            <table:table-cell table:style-name="Table1.A1" office:value-type="string">
              <text:p text:style-name="P18">INFORMATION</text:p>
            </table:table-cell>
            <table:table-cell table:style-name="Table1.A1" office:value-type="string">
              <text:p text:style-name="P18">NOM DU CHAMP</text:p>
            </table:table-cell>
            <table:table-cell table:style-name="Table1.C1" office:value-type="string">
              <text:p text:style-name="P18">TYPE DE CHAMP</text:p>
            </table:table-cell>
          </table:table-row>
        </table:table-header-rows>
        <table:table-row>
          <table:table-cell table:style-name="Table1.B19" office:value-type="string">
            <text:p text:style-name="P14">1. Le code journal de l'écriture comptable </text:p>
          </table:table-cell>
          <table:table-cell table:style-name="Table1.B19" office:value-type="string">
            <text:p text:style-name="P9">JournalCode</text:p>
          </table:table-cell>
          <table:table-cell table:style-name="Table1.C19" office:value-type="string">
            <text:p text:style-name="P9">Alphanumérique</text:p>
          </table:table-cell>
        </table:table-row>
        <table:table-row>
          <table:table-cell table:style-name="Table1.B19" office:value-type="string">
            <text:p text:style-name="P15">2. Le libellé journal de l'écriture comptable </text:p>
          </table:table-cell>
          <table:table-cell table:style-name="Table1.B19" office:value-type="string">
            <text:p text:style-name="P9">JournalLib</text:p>
          </table:table-cell>
          <table:table-cell table:style-name="Table1.C19" office:value-type="string">
            <text:p text:style-name="P9">Alphanumérique</text:p>
          </table:table-cell>
        </table:table-row>
        <table:table-row>
          <table:table-cell table:style-name="Table1.B19" office:value-type="string">
            <text:p text:style-name="P13">3. Le numéro sur une séquence continue de l'écriture comptable </text:p>
          </table:table-cell>
          <table:table-cell table:style-name="Table1.B19" office:value-type="string">
            <text:p text:style-name="P9">EcritureNum</text:p>
          </table:table-cell>
          <table:table-cell table:style-name="Table1.C19" office:value-type="string">
            <text:p text:style-name="P9">Alphanumérique</text:p>
          </table:table-cell>
        </table:table-row>
        <table:table-row>
          <table:table-cell table:style-name="Table1.B19" office:value-type="string">
            <text:p text:style-name="P15">4. La date de comptabilisation de l'écriture comptable </text:p>
          </table:table-cell>
          <table:table-cell table:style-name="Table1.B19" office:value-type="string">
            <text:p text:style-name="P9">EcritureDate</text:p>
          </table:table-cell>
          <table:table-cell table:style-name="Table1.C19" office:value-type="string">
            <text:p text:style-name="P9">Date</text:p>
          </table:table-cell>
        </table:table-row>
        <table:table-row>
          <table:table-cell table:style-name="Table1.B19" office:value-type="string">
            <text:p text:style-name="P15">5. Le numéro de compte, dont les trois premiers caractères doivent correspondre à des chiffres respectant les normes du plan comptable français </text:p>
          </table:table-cell>
          <table:table-cell table:style-name="Table1.B19" office:value-type="string">
            <text:p text:style-name="P9">CompteNum</text:p>
          </table:table-cell>
          <table:table-cell table:style-name="Table1.C19" office:value-type="string">
            <text:p text:style-name="P9">Alphanumérique</text:p>
          </table:table-cell>
        </table:table-row>
        <table:table-row>
          <table:table-cell table:style-name="Table1.B19" office:value-type="string">
            <text:p text:style-name="P15">6. Le libellé de compte, conformément à la nomenclature du plan comptable français </text:p>
          </table:table-cell>
          <table:table-cell table:style-name="Table1.B19" office:value-type="string">
            <text:p text:style-name="P9">CompteLib</text:p>
          </table:table-cell>
          <table:table-cell table:style-name="Table1.C19" office:value-type="string">
            <text:p text:style-name="P9">Alphanumérique</text:p>
          </table:table-cell>
        </table:table-row>
        <table:table-row>
          <table:table-cell table:style-name="Table1.B19" office:value-type="string">
            <text:p text:style-name="P15">7. Le numéro de compte auxiliaire (à blanc si non utilisé) </text:p>
          </table:table-cell>
          <table:table-cell table:style-name="Table1.B19" office:value-type="string">
            <text:p text:style-name="P9">CompAuxNum</text:p>
          </table:table-cell>
          <table:table-cell table:style-name="Table1.C19" office:value-type="string">
            <text:p text:style-name="P9">Alphanumérique</text:p>
          </table:table-cell>
        </table:table-row>
        <table:table-row>
          <table:table-cell table:style-name="Table1.B19" office:value-type="string">
            <text:p text:style-name="P15">8. Le libellé de compte auxiliaire (à blanc si non utilisé) </text:p>
          </table:table-cell>
          <table:table-cell table:style-name="Table1.B19" office:value-type="string">
            <text:p text:style-name="P9">CompAux<text:span text:style-name="T1">Lib</text:span></text:p>
          </table:table-cell>
          <table:table-cell table:style-name="Table1.C19" office:value-type="string">
            <text:p text:style-name="P9">Alphanumérique</text:p>
          </table:table-cell>
        </table:table-row>
        <table:table-row>
          <table:table-cell table:style-name="Table1.B19" office:value-type="string">
            <text:p text:style-name="P15">9. La référence de la pièce justificative </text:p>
          </table:table-cell>
          <table:table-cell table:style-name="Table1.B19" office:value-type="string">
            <text:p text:style-name="P9">PieceRef</text:p>
          </table:table-cell>
          <table:table-cell table:style-name="Table1.C19" office:value-type="string">
            <text:p text:style-name="P9">Alphanumérique</text:p>
          </table:table-cell>
        </table:table-row>
        <table:table-row>
          <table:table-cell table:style-name="Table1.B19" office:value-type="string">
            <text:p text:style-name="P15">10. La date de la pièce justificative </text:p>
          </table:table-cell>
          <table:table-cell table:style-name="Table1.B19" office:value-type="string">
            <text:p text:style-name="P9">PieceDate</text:p>
          </table:table-cell>
          <table:table-cell table:style-name="Table1.C19" office:value-type="string">
            <text:p text:style-name="P9">Date</text:p>
          </table:table-cell>
        </table:table-row>
        <table:table-row>
          <table:table-cell table:style-name="Table1.B19" office:value-type="string">
            <text:p text:style-name="P15">11. Le libellé de l'écriture comptable </text:p>
          </table:table-cell>
          <table:table-cell table:style-name="Table1.B19" office:value-type="string">
            <text:p text:style-name="P9">EcritureLib</text:p>
          </table:table-cell>
          <table:table-cell table:style-name="Table1.C19" office:value-type="string">
            <text:p text:style-name="P9">Alphanumérique</text:p>
          </table:table-cell>
        </table:table-row>
        <table:table-row>
          <table:table-cell table:style-name="Table1.B19" office:value-type="string">
            <text:p text:style-name="P15">12. Le montant au débit </text:p>
          </table:table-cell>
          <table:table-cell table:style-name="Table1.B19" office:value-type="string">
            <text:p text:style-name="P9">Debit</text:p>
          </table:table-cell>
          <table:table-cell table:style-name="Table1.C19" office:value-type="string">
            <text:p text:style-name="P9">Numérique</text:p>
          </table:table-cell>
        </table:table-row>
        <table:table-row>
          <table:table-cell table:style-name="Table1.B19" office:value-type="string">
            <text:p text:style-name="P15">13. Le montant au crédit </text:p>
          </table:table-cell>
          <table:table-cell table:style-name="Table1.B19" office:value-type="string">
            <text:p text:style-name="P9">Credit</text:p>
          </table:table-cell>
          <table:table-cell table:style-name="Table1.C19" office:value-type="string">
            <text:p text:style-name="P9">Numérique</text:p>
          </table:table-cell>
        </table:table-row>
        <table:table-row>
          <table:table-cell table:style-name="Table1.B19" office:value-type="string">
            <text:p text:style-name="P15">14. Le lettrage de l'écriture comptable (à blanc si non utilisé) </text:p>
          </table:table-cell>
          <table:table-cell table:style-name="Table1.B19" office:value-type="string">
            <text:p text:style-name="P9">EcritureLet</text:p>
          </table:table-cell>
          <table:table-cell table:style-name="Table1.C19" office:value-type="string">
            <text:p text:style-name="P9">Alphanumérique</text:p>
          </table:table-cell>
        </table:table-row>
        <table:table-row>
          <table:table-cell table:style-name="Table1.B19" office:value-type="string">
            <text:p text:style-name="P15">15. La date de lettrage (à blanc si non utilisé) </text:p>
          </table:table-cell>
          <table:table-cell table:style-name="Table1.B19" office:value-type="string">
            <text:p text:style-name="P9">DateLet</text:p>
          </table:table-cell>
          <table:table-cell table:style-name="Table1.C19" office:value-type="string">
            <text:p text:style-name="P9">Date</text:p>
          </table:table-cell>
        </table:table-row>
        <table:table-row>
          <table:table-cell table:style-name="Table1.B19" office:value-type="string">
            <text:p text:style-name="P15">16. La date de validation de l'écriture comptable </text:p>
          </table:table-cell>
          <table:table-cell table:style-name="Table1.B19" office:value-type="string">
            <text:p text:style-name="P9">ValidDate</text:p>
          </table:table-cell>
          <table:table-cell table:style-name="Table1.C19" office:value-type="string">
            <text:p text:style-name="P9">Date</text:p>
          </table:table-cell>
        </table:table-row>
        <table:table-row>
          <table:table-cell table:style-name="Table1.B19" office:value-type="string">
            <text:p text:style-name="P15">17. Le montant en devise (à blanc si non utilisé) </text:p>
          </table:table-cell>
          <table:table-cell table:style-name="Table1.B19" office:value-type="string">
            <text:p text:style-name="P9">Montantdevise</text:p>
          </table:table-cell>
          <table:table-cell table:style-name="Table1.C19" office:value-type="string">
            <text:p text:style-name="P9">Numérique</text:p>
          </table:table-cell>
        </table:table-row>
        <table:table-row>
          <table:table-cell table:style-name="Table1.B19" office:value-type="string">
            <text:p text:style-name="P15">18. L'identifiant de la devise (à blanc si non utilisé) </text:p>
          </table:table-cell>
          <table:table-cell table:style-name="Table1.B19" office:value-type="string">
            <text:p text:style-name="P9">Idevise</text:p>
          </table:table-cell>
          <table:table-cell table:style-name="Table1.C19" office:value-type="string">
            <text:p text:style-name="P9">Alphanumérique</text:p>
          </table:table-cell>
        </table:table-row>
      </table:table>
      <table:table table:name="Tableau1" table:style-name="Tableau1">
        <table:table-column table:style-name="Tableau1.A" table:number-columns-repeated="3"/>
        <table:table-header-rows>
          <table:table-row>
            <table:table-cell table:style-name="Tableau1.A1" office:value-type="string">
              <text:p text:style-name="P16">19. La date de règlement </text:p>
            </table:table-cell>
            <table:table-cell table:style-name="Tableau1.A1" office:value-type="string">
              <text:p text:style-name="P10">DateRglt</text:p>
            </table:table-cell>
            <table:table-cell table:style-name="Tableau1.C1" office:value-type="string">
              <text:p text:style-name="P10">Date</text:p>
            </table:table-cell>
          </table:table-row>
        </table:table-header-rows>
        <table:table-row>
          <table:table-cell table:style-name="Tableau1.A2" office:value-type="string">
            <text:p text:style-name="P16">20. Le mode de règlement </text:p>
          </table:table-cell>
          <table:table-cell table:style-name="Tableau1.A2" office:value-type="string">
            <text:p text:style-name="P10">ModeRglt</text:p>
          </table:table-cell>
          <table:table-cell table:style-name="Tableau1.C2" office:value-type="string">
            <text:p text:style-name="P10">Alphanumérique</text:p>
          </table:table-cell>
        </table:table-row>
        <table:table-row>
          <table:table-cell table:style-name="Tableau1.A2" office:value-type="string">
            <text:p text:style-name="P16">21. La nature de l'opération (à blanc si non utilisé) </text:p>
          </table:table-cell>
          <table:table-cell table:style-name="Tableau1.A2" office:value-type="string">
            <text:p text:style-name="P10">NatOp</text:p>
          </table:table-cell>
          <table:table-cell table:style-name="Tableau1.C2" office:value-type="string">
            <text:p text:style-name="P10">Alphanumérique</text:p>
          </table:table-cell>
        </table:table-row>
        <table:table-row>
          <table:table-cell table:style-name="Tableau1.A2" office:value-type="string">
            <text:p text:style-name="P17"><text:span text:style-name="T29">22. </text:span><text:span text:style-name="T24">L'identification du client (à blanc si non utilisé)</text:span></text:p>
          </table:table-cell>
          <table:table-cell table:style-name="Tableau1.A2" office:value-type="string">
            <text:p text:style-name="P12">IdClient</text:p>
          </table:table-cell>
          <table:table-cell table:style-name="Tableau1.C2" office:value-type="string">
            <text:p text:style-name="P11">Alphanumérique</text:p>
          </table:table-cell>
        </table:table-row>
      </table:table>
      <text:p text:style-name="P2"/>
      <text:p text:style-name="P20"/>
      <text:p text:style-name="P20"/>
      <text:p text:style-name="P3"><text:bookmark text:name="docs-internal-guid-fd4a57ca-7fff-7cd7-589b-b733dacd0f6e"/><text:soft-page-break/><text:span text:style-name="T25">Types d’écritures : </text:span><text:span text:style-name="T26">l</text:span><text:span text:style-name="T27">e fichier FEC ne contient que des écritures validées. Il s’agit des écritures </text:span><text:span text:style-name="T28">c</text:span><text:span text:style-name="T27">lôturées et des écritures </text:span><text:span text:style-name="T28">v</text:span><text:span text:style-name="T27">alidées rendues intangibles, assurant un suivi du numéro de séquence continu et chronologique vis-à-vis de la </text:span><text:span text:style-name="T28">d</text:span><text:span text:style-name="T27">ate de validation.</text:span></text:p>
      <text:p text:style-name="P8"><text:span text:style-name="T12">Journaux comptables </text:span><text:span text:style-name="T3">: </text:span><text:span text:style-name="T7">i</text:span><text:span text:style-name="T3">ls sont affectés automatiquement en fonction du type de document</text:span></text:p>
      <text:p text:style-name="P6">Les types de journaux présent<text:span text:style-name="T32">s</text:span> sont les suivants :</text:p>
      <text:list xml:id="list2071593407" text:style-name="List_20_1">
        <text:list-item>
          <text:p text:style-name="P22">Vente : <text:span text:style-name="T33">f</text:span>acture<text:span text:style-name="T33">s</text:span> client<text:span text:style-name="T33">s</text:span>, <text:span text:style-name="T33">a</text:span>voir<text:span text:style-name="T33">s</text:span> client<text:span text:style-name="T33">s</text:span> générés automatiquement ;</text:p>
        </text:list-item>
        <text:list-item>
          <text:p text:style-name="P22">Achat : <text:span text:style-name="T33">f</text:span>acture<text:span text:style-name="T33">s</text:span> fournisseur<text:span text:style-name="T33">s</text:span>, <text:span text:style-name="T33">a</text:span>voir<text:span text:style-name="T33">s</text:span> fournisseur<text:span text:style-name="T33">s</text:span> générés automatiquement ;</text:p>
        </text:list-item>
        <text:list-item>
          <text:p text:style-name="P22">Immobilisations : <text:span text:style-name="T33">i</text:span>mmobilisations et amortissements générés automatiquement ;</text:p>
        </text:list-item>
        <text:list-item>
          <text:p text:style-name="P22">Caisse : <text:span text:style-name="T33">r</text:span>èglements reçus mais non déposés, saisie<text:span text:style-name="T42">s</text:span> d’une journée de caisse. Chaque caisse dispose de son propre journal ;</text:p>
        </text:list-item>
        <text:list-item>
          <text:p text:style-name="P22">Banque : <text:span text:style-name="T33">p</text:span>aiements reçus en banque, ou émis depuis la banque, virement<text:span text:style-name="T43">s</text:span> interne<text:span text:style-name="T43">s</text:span>. Chaque compte bancaire dispose de son propre journal ;</text:p>
        </text:list-item>
        <text:list-item>
          <text:p text:style-name="P22">Opérations <text:span text:style-name="T34">d</text:span>iverses : <text:span text:style-name="T33">j</text:span>eux d’écritures saisis manuellement, non liés à un document de <text:span text:style-name="T33">g</text:span>estion ;</text:p>
        </text:list-item>
        <text:list-item>
          <text:p text:style-name="P22">Report à <text:span text:style-name="T34">n</text:span>ouveaux : écritures d’à nouveaux générées automatiquement lors des clôtures d’exercice ;</text:p>
        </text:list-item>
        <text:list-item>
          <text:p text:style-name="P22">Réserve, <text:span text:style-name="T34">c</text:span>lôture et <text:span text:style-name="T34">r</text:span>ésultat : écritures de clôture générées automatiquement lors des clôtures d’exercice.</text:p>
        </text:list-item>
      </text:list>
      <text:p text:style-name="P8"><text:span text:style-name="T12">Comptes comptables </text:span><text:span text:style-name="T3">: </text:span><text:span text:style-name="T8">d</text:span><text:span text:style-name="T3">eux plans comptables standards sont fournis par défaut (FR-PCGA et FR-PCG82), il</text:span><text:span text:style-name="T9">s</text:span><text:span text:style-name="T3"> peu</text:span><text:span text:style-name="T9">ven</text:span><text:span text:style-name="T3">t être modifié</text:span><text:span text:style-name="T9">s</text:span><text:span text:style-name="T3"> et enrichi</text:span><text:span text:style-name="T9">s</text:span><text:span text:style-name="T3"> par l’utilisateur. Par défaut, les comptes auxiliaires des </text:span><text:span text:style-name="T8">t</text:span><text:span text:style-name="T3">iers </text:span><text:span text:style-name="T8">c</text:span><text:span text:style-name="T3">lients et </text:span><text:span text:style-name="T8">f</text:span><text:span text:style-name="T3">ournisseurs sont générés automatiquement par rapport à des radicaux paramétrés par défaut (401 pour les comptes fournisseurs et 411 pour les comptes clients)</text:span></text:p>
      <text:p text:style-name="P8"><text:span text:style-name="T12">Pièces justificatives </text:span><text:span text:style-name="T3">: Ekylibre génère des séquences auto-incrémentées uniques pour chaque type de document de gestion, permettant de facilement retrouver le document d’origine via une recherche ou un tri dans l’écran correspondant. Seules les transactions saisies manuellement n’ont pas de document de gestion associé, la référence de la pièce justificative faisant alors référence à un document externe, qui peut être ajouté sous forme de fichier joint.</text:span></text:p>
      <text:p text:style-name="P8"><text:span text:style-name="T12">Date de la pièce justificative </text:span><text:span text:style-name="T3">: </text:span><text:span text:style-name="T8">i</text:span><text:span text:style-name="T3">l s’agit de la date à laquelle la prestation a été fournie. Elle peut être saisie librement par l’utilisateur dans les différents documents de gestion, au sein d’un exercice comptable ouvert.</text:span></text:p>
      <text:p text:style-name="P8"><text:span text:style-name="T12">Libellé de l’écriture :</text:span><text:span text:style-name="T2"> </text:span><text:span text:style-name="T13">à</text:span><text:span text:style-name="T6"> </text:span><text:span text:style-name="T3">l’exception des écritures saisies manuellement, ce libellé est initialisé automatiquement pour reprendre les informations principales du document de gestion (nom du tiers lorsqu’il existe, référence du document de gestion, type de document).</text:span></text:p>
      <text:p text:style-name="P26"><text:span text:style-name="T12">Date de validation </text:span><text:span text:style-name="T3">: </text:span><text:span text:style-name="T8">d</text:span><text:span text:style-name="T3">ate à laquelle l’écriture a été rendue intangible. L’application rend automatiquement intangible les écritures </text:span><text:span text:style-name="T11">après</text:span><text:span text:style-name="T3"> la validation du « </text:span><text:span text:style-name="T11">b</text:span><text:span text:style-name="T3">rouillar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ato" svg:font-family="Lato" style:font-pitch="variable"/>
    <style:font-face style:name="Montserrat" svg:font-family="Montserrat"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text-properties style:font-name="Monospace" fo:font-family="Monospace" style:font-family-generic="roman" style:font-pitch="variable" fo:font-size="10pt" officeooo:rsid="00276bbc"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014cm" fo:margin-right="1.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 DORIE</meta:initial-creator>
    <meta:creation-date>2018-09-04T11:33:07.321643310</meta:creation-date>
    <meta:generator>LibreOffice/6.0.7.3$MacOSX_X86_64 LibreOffice_project/dc89aa7a9eabfd848af146d5086077aeed2ae4a5</meta:generator>
    <dc:date>2021-06-25T14:46:51.579105526</dc:date>
    <meta:editing-duration>PT6H1M13S</meta:editing-duration>
    <meta:editing-cycles>56</meta:editing-cycles>
    <meta:document-statistic meta:table-count="2" meta:image-count="0" meta:object-count="0" meta:page-count="3" meta:paragraph-count="100" meta:word-count="1139" meta:character-count="7447" meta:non-whitespace-character-count="6393"/>
  </office:meta>
</office:document-meta>
</file>